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252424" style:font-name="Segoe UI" fo:font-size="10.5pt" fo:language="en" fo:country="US" style:font-name-asian="Times New Roman" style:font-size-asian="10.5pt" style:language-asian="en" style:country-asian="none" style:font-name-complex="Segoe UI1" style:font-size-complex="10.5pt"/>
    </style:style>
    <style:style style:name="P2" style:family="paragraph" style:parent-style-name="Standard">
      <style:text-properties fo:color="#252424" style:font-name="Segoe UI" fo:font-size="10.5pt" fo:language="en" fo:country="US" fo:font-weight="bold" style:font-name-asian="Times New Roman" style:font-size-asian="10.5pt" style:language-asian="en" style:country-asian="none" style:font-weight-asian="bold" style:font-name-complex="Segoe UI1" style:font-size-complex="10.5pt" style:font-weight-complex="bold"/>
    </style:style>
    <style:style style:name="P3" style:family="paragraph" style:parent-style-name="Standard">
      <style:text-properties fo:color="#252424" style:font-name="Segoe UI" fo:font-size="10.5pt" style:font-name-asian="Times New Roman" style:font-size-asian="10.5pt" style:language-asian="en" style:country-asian="none" style:font-name-complex="Segoe UI1" style:font-size-complex="10.5pt"/>
    </style:style>
    <style:style style:name="P4" style:family="paragraph" style:parent-style-name="Standard">
      <style:paragraph-properties fo:margin-top="0.0693in" fo:margin-bottom="0.0693in" fo:line-height="100%" fo:background-color="#ffffff">
        <style:background-image/>
      </style:paragraph-properties>
      <style:text-properties fo:color="#252424" style:font-name="Segoe UI" fo:font-size="10.5pt" style:font-name-asian="Times New Roman" style:font-size-asian="10.5pt" style:language-asian="en" style:country-asian="none" style:font-name-complex="Segoe UI1" style:font-size-complex="10.5pt"/>
    </style:style>
    <style:style style:name="P5" style:family="paragraph" style:parent-style-name="Standard" style:master-page-name="Standard">
      <style:paragraph-properties style:page-number="auto"/>
      <style:text-properties fo:color="#252424" style:font-name="Segoe UI" fo:font-size="10.5pt" fo:language="en" fo:country="US" fo:font-weight="bold" style:font-name-asian="Times New Roman" style:font-size-asian="10.5pt" style:language-asian="en" style:country-asian="none" style:font-weight-asian="bold" style:font-name-complex="Segoe UI1" style:font-size-complex="10.5pt" style:font-weight-complex="bold"/>
    </style:style>
    <style:style style:name="P6" style:family="paragraph" style:parent-style-name="Standard">
      <style:text-properties fo:color="#252424" style:font-name="Segoe UI" fo:font-size="10.5pt" fo:language="en" fo:country="US" fo:font-weight="bold" style:font-name-asian="Times New Roman" style:font-size-asian="10.5pt" style:language-asian="en" style:country-asian="none" style:font-weight-asian="bold" style:font-name-complex="Segoe UI1" style:font-size-complex="10.5pt" style:font-weight-complex="bold"/>
    </style:style>
    <style:style style:name="P7" style:family="paragraph" style:parent-style-name="Standard" style:list-style-name="WWNum1">
      <style:paragraph-properties fo:margin-top="0.0693in" fo:margin-bottom="0.0693in" fo:line-height="100%" fo:background-color="#ffffff">
        <style:background-image/>
      </style:paragraph-properties>
      <style:text-properties fo:color="#252424" style:font-name="Segoe UI" fo:font-size="10.5pt" style:font-name-asian="Times New Roman" style:font-size-asian="10.5pt" style:language-asian="en" style:country-asian="none" style:font-name-complex="Segoe UI1" style:font-size-complex="10.5pt"/>
    </style:style>
    <style:style style:name="P8" style:family="paragraph" style:parent-style-name="Standard" style:list-style-name="WWNum1">
      <style:paragraph-properties fo:margin-top="0.0693in" fo:margin-bottom="0.0693in" fo:line-height="100%" fo:background-color="#ffffff">
        <style:background-image/>
      </style:paragraph-properties>
    </style:style>
    <style:style style:name="T1" style:family="text">
      <style:text-properties fo:color="#252424" style:font-name="Segoe UI" fo:font-size="10.5pt" style:font-name-asian="Times New Roman" style:font-size-asian="10.5pt" style:language-asian="en" style:country-asian="none" style:font-name-complex="Segoe UI1" style:font-size-complex="10.5pt"/>
    </style:style>
    <style:style style:name="T2" style:family="text">
      <style:text-properties fo:color="#252424" style:font-name="Segoe UI" fo:font-size="10.5pt" fo:language="en" fo:country="US" style:font-name-asian="Times New Roman" style:font-size-asian="10.5pt" style:language-asian="en" style:country-asian="none" style:font-name-complex="Segoe UI1" style:font-size-complex="10.5pt"/>
    </style:style>
    <style:style style:name="T3" style:family="text">
      <style:text-properties fo:color="#ff0000" style:font-name="Segoe UI" fo:font-size="10.5pt" fo:language="en" fo:country="US" style:font-name-asian="Times New Roman" style:font-size-asian="10.5pt" style:language-asian="en" style:country-asian="none" style:font-name-complex="Segoe UI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 Turn-based local multiplayer (based on Worms) – Assignment</text:p>
      <text:p text:style-name="P2">Anton Hedlund, FG22GP Stockholm, 2022-10-05</text:p>
      <text:p text:style-name="P2">Key Bindings</text:p>
      <text:p text:style-name="P1">WASD: Move forward/backward and rotate</text:p>
      <text:p text:style-name="P1">Up/Down arrow: Rotate weapon vertically</text:p>
      <text:p text:style-name="P1">Enter: Jump</text:p>
      <text:p text:style-name="P1">Space: Shoot (Hold to charge)</text:p>
      <text:p text:style-name="P1">1: Grenade Launcher</text:p>
      <text:p text:style-name="P1">2: Shotgun</text:p>
      <text:p text:style-name="P1"/>
      <text:p text:style-name="P2">Task List</text:p>
      <text:p text:style-name="P3">All required G tasks are implemented, except the ones that are overridden by VG tasks. These are the VG tasks included in my project, with comments in red when relevant:</text:p>
      <text:p text:style-name="P4"/>
      <text:list xml:id="list4962871742542796006" text:style-name="WWNum1">
        <text:list-item>
          <text:p text:style-name="P7">General</text:p>
          <text:list>
            <text:list-item>
              <text:p text:style-name="P8"><text:span text:style-name="T1">(VG, small) Add main menu (start) scene and game over scene</text:span><text:span text:style-name="T2"> – </text:span><text:span text:style-name="T3">My implementation of this does not use a separate scene; instead changing to an overview camera and a UI overlay before and after a game.</text:span><text:span text:style-name="T2"> </text:span></text:p>
            </text:list-item>
          </text:list>
        </text:list-item>
        <text:list-item>
          <text:p text:style-name="P7">Turn based game</text:p>
          <text:list>
            <text:list-item>
              <text:p text:style-name="P8"><text:span text:style-name="T1">(VG, large) Support up to 4 players (using the same input device taking turns)</text:span><text:span text:style-name="T2"> – </text:span><text:span text:style-name="T3">Each worm has a playerID integer assigned, and my Turn Manager simply iterates through all remaining worms until all remaining worms belong to the same player. Adding support for even more players would be easy.</text:span></text:p>
            </text:list-item>
          </text:list>
        </text:list-item>
        <text:list-item>
          <text:p text:style-name="P7">Player</text:p>
          <text:list>
            <text:list-item>
              <text:p text:style-name="P8"><text:span text:style-name="T1">(VG, small) Implement a custom character controller to control the movement of the worm.</text:span><text:span text:style-name="T2"> – </text:span><text:span text:style-name="T3">I am not using the built in Character Controller, I use RigidBody instead.</text:span></text:p>
            </text:list-item>
            <text:list-item>
              <text:p text:style-name="P8"><text:span text:style-name="T1">(VG, medium) A player controls a team of (multiple worms)</text:span><text:span text:style-name="T2"> – </text:span><text:span text:style-name="T3">A player can have several worms, as determined in the Start menu, but each worm has its own turn and the player cannot “tab” between worms.</text:span><text:span text:style-name="T2"> </text:span></text:p>
            </text:list-item>
          </text:list>
        </text:list-item>
        <text:list-item>
          <text:p text:style-name="P7">Camera</text:p>
          <text:list>
            <text:list-item>
              <text:p text:style-name="P8"><text:span text:style-name="T1">(VG, small) Camera movement</text:span><text:span text:style-name="T2"> – </text:span><text:span text:style-name="T3">I use Cinemachine to switch between camera positions. When following a worm the camera is in a fixed position behind the worm, and only rotates as the worm does. This makes aiming easier.</text:span></text:p>
            </text:list-item>
          </text:list>
        </text:list-item>
        <text:list-item>
          <text:p text:style-name="P7">Weapon system</text:p>
          <text:list>
            <text:list-item>
              <text:p text:style-name="P7">(VG, medium) The two types of weapons/attacks must function differently, I.E a pistol and a hand grenade. The player can switch between the different weapons and using the active weapon on for example left mouse butt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non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Hedlund</meta:initial-creator>
    <meta:editing-cycles>6</meta:editing-cycles>
    <meta:creation-date>2022-09-29T11:27:00</meta:creation-date>
    <dc:date>2022-10-05T15:26:31.74</dc:date>
    <meta:editing-duration>PT11M49S</meta:editing-duration>
    <meta:generator>OpenOffice/4.1.11$Win32 OpenOffice.org_project/4111m1$Build-9808</meta:generator>
    <meta:document-statistic meta:table-count="0" meta:image-count="0" meta:object-count="0" meta:page-count="1" meta:paragraph-count="22" meta:word-count="315" meta:character-count="17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